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e5ff" draw:textarea-horizontal-align="justify" draw:textarea-vertical-align="middle" draw:auto-grow-height="false" fo:min-height="4.35cm" fo:min-width="6.2cm" loext:decorative="false"/>
    </style:style>
    <style:style style:name="gr2" style:family="graphic" style:parent-style-name="standard">
      <style:graphic-properties draw:fill="solid" draw:fill-color="#cce5ff" draw:textarea-horizontal-align="justify" draw:textarea-vertical-align="middle" draw:auto-grow-height="false" fo:min-height="5.55cm" fo:min-width="6.2cm" loext:decorative="false"/>
    </style:style>
    <style:style style:name="gr3" style:family="graphic" style:parent-style-name="standard">
      <style:graphic-properties draw:fill="solid" draw:fill-color="#cce5ff" draw:textarea-horizontal-align="justify" draw:textarea-vertical-align="middle" draw:auto-grow-height="false" fo:min-height="11.85cm" fo:min-width="10.6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1.5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5cm" fo:min-width="2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7" style:family="graphic" style:parent-style-name="standard">
      <style:graphic-properties svg:stroke-color="#cc9900" draw:fill="solid" draw:fill-color="#ffff66" draw:textarea-vertical-align="middle" draw:auto-grow-height="false" fo:min-height="0cm" fo:min-width="0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65cm" fo:min-width="3.7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3.3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414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45cm" fo:min-width="2.6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614cm" fo:min-width="0.908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52cm" fo:min-width="0.066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306cm" loext:decorative="false"/>
      <style:paragraph-properties style:writing-mode="lr-tb"/>
    </style:style>
    <style:style style:name="gr15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514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9999" draw:fill="solid" draw:fill-color="#99ffff" draw:textarea-horizontal-align="justify" draw:textarea-vertical-align="middle" draw:auto-grow-height="false" fo:min-height="1.15cm" fo:min-width="1.5cm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16cm" fo:min-width="0.066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9" style:family="graphic" style:parent-style-name="objectwithoutfill">
      <style:graphic-properties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 loext:decorative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0.65cm" fo:min-width="1.8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ff00cc" draw:fill="solid" draw:fill-color="#ff99ff" draw:textarea-horizontal-align="justify" draw:textarea-vertical-align="middle" draw:auto-grow-height="false" fo:min-height="0.564cm" fo:min-width="1.414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0.414cm" style:writing-mode="lr-tb" loext:decorative="false"/>
      <style:paragraph-properties style:writing-mode="lr-tb"/>
    </style:style>
    <style:style style:name="P1" style:family="paragraph">
      <loext:graphic-properties draw:fill="solid" draw:fill-color="#cce5ff"/>
      <style:paragraph-properties fo:text-align="center"/>
    </style:style>
    <style:style style:name="P2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="solid" draw:fill-color="#ffff66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solid" draw:fill-color="#ff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="solid" draw:fill-color="#ff99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solid" draw:fill-color="#ff6666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 style:writing-mode="lr-tb"/>
      <style:text-properties style:text-line-through-style="solid" style:text-line-through-type="single" fo:language="zxx" fo:country="none" style:language-asian="zxx" style:country-asian="none" style:language-complex="zxx" style:country-complex="none"/>
    </style:style>
    <style:style style:name="P12" style:family="paragraph">
      <loext:graphic-properties draw:fill="solid" draw:fill-color="#ff99ff"/>
      <style:paragraph-properties fo:text-align="center" style:writing-mode="lr-tb"/>
      <style:text-properties style:text-line-through-style="solid" style:text-line-through-type="single" fo:language="zxx" fo:country="none" style:language-asian="zxx" style:country-asian="none" style:language-complex="zxx" style:country-complex="none"/>
    </style:style>
    <style:style style:name="P13" style:family="paragraph">
      <loext:graphic-properties draw:fill="solid" draw:fill-color="#99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4" style:family="paragraph">
      <loext:graphic-properties draw:fill="solid" draw:fill-color="#ff99ff"/>
      <style:paragraph-properties fo:margin-left="0cm" fo:margin-right="0cm" fo:margin-top="0cm" fo:margin-bottom="0cm" fo:line-height="100%" fo:text-align="center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15" style:family="paragraph">
      <loext:graphic-properties draw:fill="solid" draw:fill-color="#ff6666"/>
      <style:paragraph-properties fo:text-align="center" style:writing-mode="lr-tb"/>
      <style:text-properties style:text-line-through-style="solid" style:text-line-through-type="single" fo:language="zxx" fo:country="none" style:language-asian="zxx" style:country-asian="none" style:language-complex="zxx" style:country-complex="none"/>
    </style:style>
    <style:style style:name="P16" style:family="paragraph">
      <style:paragraph-properties fo:text-align="center" style:writing-mode="lr-tb"/>
      <style:text-properties style:text-line-through-style="none" style:text-line-through-type="none" fo:language="zxx" fo:country="none" style:language-asian="zxx" style:country-asian="none" style:language-complex="zxx" style:country-complex="none"/>
    </style:style>
    <style:style style:name="P17" style:family="paragraph">
      <loext:graphic-properties draw:fill="solid" draw:fill-color="#ff99ff"/>
      <style:paragraph-properties fo:text-align="center" style:writing-mode="lr-tb"/>
      <style:text-properties style:text-line-through-style="none" style:text-line-through-type="none"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color="#0000ff" loext:opacity="100%" fo:language="zxx" fo:country="none" style:language-asian="zxx" style:country-asian="none" style:language-complex="zxx" style:country-complex="none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Microsoft YaHei" style:font-size-asian="18pt" style:language-asian="zxx" style:country-asian="none" style:font-style-asian="normal" style:font-weight-asian="normal" style:font-name-complex="Arial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solid" style:text-line-through-type="single" style:font-name="Liberation Sans" fo:font-size="18pt" fo:language="zxx" fo:country="none" fo:font-style="normal" fo:text-shadow="none" style:text-underline-style="none" fo:font-weight="normal" style:letter-kerning="true" style:font-name-asian="Microsoft YaHei" style:font-size-asian="18pt" style:language-asian="zxx" style:country-asian="none" style:font-style-asian="normal" style:font-weight-asian="normal" style:font-name-complex="Arial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line-through-style="none" style:text-line-through-type="none" fo:language="zxx" fo:country="none" style:language-asian="zxx" style:country-asian="none" style:language-complex="zxx" style:country-complex="none"/>
    </style:style>
    <style:style style:name="T9" style:family="text">
      <style:text-properties style:text-line-through-style="solid" style:text-line-through-type="single"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7cm" svg:height="4.6cm" svg:x="1.3cm" svg:y="8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cm" svg:height="5.8cm" svg:x="1.3cm" svg:y="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1cm" svg:height="12.1cm" svg:x="8.6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0.9cm" svg:x="1.6cm" svg:y="1.3cm">
          <text:p text:style-name="P2"><text:span text:style-name="T1">C</text:span><text:span text:style-name="T2">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5cm" svg:height="0.9cm" svg:x="8.9cm" svg:y="0.9cm">
          <text:p text:style-name="P2"><text:span text:style-name="T1">A</text:span><text:span text:style-name="T2">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3.8cm" svg:y1="3.1cm" svg:x2="12cm" svg:y2="3.1cm">
          <text:p text:style-name="P3"><text:span text:style-name="T3"><text:s text:c="13"/></text:span></text:p>
        </draw:line>
        <draw:custom-shape draw:style-name="gr7" draw:text-style-name="P5" draw:layer="layout" svg:width="0.6cm" svg:height="0.7cm" svg:x="1.6cm" svg:y="2.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2" draw:layer="layout" svg:width="4.2cm" svg:height="0.9cm" svg:x="4.3cm" svg:y="0.2cm">
          <text:p text:style-name="P2"><text:span text:style-name="T1">R</text:span><text:span text:style-name="T3">eferend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3.8cm" svg:height="1.6cm" svg:x="12.3cm" svg:y="10.9cm"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>particip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cm" svg:height="0.9cm" svg:x="12.7cm" svg:y="11.137cm">
          <text:p text:style-name="P7"><text:span text:style-name="T5">CRA</text:span><text:span text:style-name="T6">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3.1cm" svg:height="1.7cm" svg:x="3.4cm" svg:y="10.8cm"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>vote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5cm" svg:height="0.956cm" svg:x="3.8cm" svg:y="11.019cm">
          <text:p text:style-name="P2"><text:span text:style-name="T3">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0.8cm" svg:height="0.85cm" svg:x="4.9cm" svg:y="11.522cm">
          <text:p text:style-name="P2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0" draw:layer="layout" svg:width="1.806cm" svg:height="1.673cm" svg:x="2.041cm" svg:y="2.538cm">
          <draw:text-box>
            <text:p><text:span text:style-name="T7">V</text:span>ote</text:p>
          </draw:text-box>
        </draw:frame>
        <draw:custom-shape draw:style-name="gr15" draw:text-style-name="P12" draw:layer="layout" svg:width="2.1cm" svg:height="0.9cm" svg:x="4.6cm" svg:y="2.6cm">
          <text:p text:style-name="P11"><text:span text:style-name="T8">CRA</text:span><text:span text:style-name="T9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4cm" svg:height="2.8cm" svg:x="12cm" svg:y="1.7cm">
          <text:p text:style-name="P2"><text:span text:style-name="T3">integrit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9" draw:layer="layout" svg:width="0.8cm" svg:height="0.8cm" svg:x="14.44cm" svg:y="11.6cm">
          <text:p text:style-name="P2"><text:span text:style-name="T3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6cm" svg:y1="3.1cm" svg:x2="17.6cm" svg:y2="3.1cm">
          <text:p text:style-name="P3"><text:span text:style-name="T3"><text:s text:c="5"/></text:span><text:span text:style-name="T3">no <text:s text:c="7"/></text:span></text:p>
          <text:p text:style-name="P3"><text:span text:style-name="T3"/></text:p>
        </draw:line>
        <draw:frame draw:style-name="gr18" draw:text-style-name="P10" draw:layer="layout" svg:width="1.9cm" svg:height="1.673cm" svg:x="17.7cm" svg:y="2.6cm">
          <draw:text-box>
            <text:p>fail</text:p>
            <text:p/>
          </draw:text-box>
        </draw:frame>
        <draw:line draw:style-name="gr19" draw:text-style-name="P4" draw:layer="layout" svg:x1="14cm" svg:y1="4.5cm" svg:x2="14cm" svg:y2="9.7cm">
          <text:p/>
        </draw:line>
        <draw:frame draw:style-name="gr18" draw:text-style-name="P10" draw:layer="layout" svg:width="1.9cm" svg:height="1.673cm" svg:x="14.1cm" svg:y="4.4cm">
          <draw:text-box>
            <text:p>yes</text:p>
            <text:p/>
          </draw:text-box>
        </draw:frame>
        <draw:line draw:style-name="gr6" draw:text-style-name="P4" draw:layer="layout" svg:x1="14cm" svg:y1="6.3cm" svg:x2="5.9cm" svg:y2="6.4cm">
          <text:p text:style-name="P3"><text:span text:style-name="T3"><text:s text:c="13"/></text:span></text:p>
          <text:p text:style-name="P3"><text:span text:style-name="T3"/></text:p>
        </draw:line>
        <draw:custom-shape draw:style-name="gr20" draw:text-style-name="P2" draw:layer="layout" svg:width="2.3cm" svg:height="0.9cm" svg:x="1.58cm" svg:y="8.28cm">
          <text:p text:style-name="P2"><text:span text:style-name="T1">S</text:span><text:span text:style-name="T2">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4.9cm" svg:y1="6.8cm" svg:x2="4.9cm" svg:y2="9.8cm">
          <text:p text:style-name="P3"><text:span text:style-name="T3"><text:s text:c="13"/></text:span></text:p>
          <text:p text:style-name="P3"><text:span text:style-name="T3"/></text:p>
        </draw:line>
        <draw:frame draw:style-name="gr18" draw:text-style-name="P10" draw:layer="layout" svg:width="6.9cm" svg:height="1.673cm" svg:x="10.7cm" svg:y="9.827cm">
          <draw:text-box>
            <text:p>wait until the deadline</text:p>
            <text:p/>
          </draw:text-box>
        </draw:frame>
        <draw:frame draw:style-name="gr21" draw:text-style-name="P10" draw:layer="layout" svg:width="3.4cm" svg:height="2.384cm" svg:x="3.2cm" svg:y="9.8cm">
          <draw:text-box>
            <text:p>wait a bit</text:p>
            <text:p/>
          </draw:text-box>
        </draw:frame>
        <draw:custom-shape draw:style-name="gr13" draw:text-style-name="P9" draw:layer="layout" svg:width="0.8cm" svg:height="0.85cm" svg:x="6.3cm" svg:y="3.21cm">
          <text:p text:style-name="P2"><text:span text:style-name="T3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8cm" svg:height="0.85cm" svg:x="15.04cm" svg:y="11.6cm">
          <text:p text:style-name="P2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8cm" svg:height="0.85cm" svg:x="5.5cm" svg:y="11.55cm">
          <text:p text:style-name="P2"><text:span text:style-name="T3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2cm" svg:height="0.9cm" svg:x="8.8cm" svg:y="5.887cm">
          <text:p text:style-name="P7"><text:span text:style-name="T5">CRA</text:span><text:span text:style-name="T6">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0.8cm" svg:height="0.8cm" svg:x="10.46cm" svg:y="6.45cm">
          <text:p text:style-name="P2"><text:span text:style-name="T3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8cm" svg:height="0.85cm" svg:x="11.06cm" svg:y="6.45cm">
          <text:p text:style-name="P2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cm" svg:height="0.9cm" svg:x="12.2cm" svg:y="5.9cm">
          <text:p text:style-name="P11"><text:span text:style-name="T9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0.8cm" svg:height="0.8cm" svg:x="12.9cm" svg:y="6.44cm">
          <text:p text:style-name="P11"><text:span text:style-name="T9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draw:layer="layout" svg:width="1cm" svg:height="0.9cm" svg:x="4.4cm" svg:y="6.1cm">
          <text:p text:style-name="P16"><text:span text:style-name="T8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0.8cm" svg:height="0.85cm" svg:x="5.1cm" svg:y="6.7cm">
          <text:p text:style-name="P2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8-18T12:35:29.042000000</meta:creation-date>
    <dc:date>2023-11-29T18:32:56.205000000</dc:date>
    <meta:editing-duration>PT15H58M51S</meta:editing-duration>
    <meta:editing-cycles>69</meta:editing-cycles>
    <meta:generator>LibreOffice/7.6.2.1$Windows_X86_64 LibreOffice_project/56f7684011345957bbf33a7ee678afaf4d2ba333</meta:generator>
    <meta:print-date>2020-04-10T11:11:35.699000000</meta:print-date>
    <dc:creator>Olivier Michel</dc:creator>
    <meta:document-statistic meta:object-count="36"/>
  </office:meta>
</office:document-meta>
</file>